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9.151cm" style:rel-column-width="65535*"/>
    </style:style>
    <style:style style:name="Tableau15.1" style:family="table-row">
      <style:table-row-properties style:min-row-height="4.5cm"/>
    </style:style>
    <style:style style:name="Tableau15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f0da56" officeooo:paragraph-rsid="00f0da56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" style:family="paragraph" style:parent-style-name="_5f_Header_20_G_20_page_20_paire_20__28_G_29_">
      <style:text-properties officeooo:paragraph-rsid="0334a5be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28e15c3" officeooo:paragraph-rsid="028e15c3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5097e4" officeooo:paragraph-rsid="00545a20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05097e4" officeooo:paragraph-rsid="005097e4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af0d27" officeooo:paragraph-rsid="02af0d27" fo:background-color="transparent"/>
    </style:style>
    <style:style style:name="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4" style:family="paragraph" style:parent-style-name="Footer">
      <style:text-properties officeooo:paragraph-rsid="00c384cf"/>
    </style:style>
    <style:style style:name="P15" style:family="paragraph" style:parent-style-name="_5f_Header_20_G_20_page_20_impaire_20__28_D_29_">
      <style:text-properties officeooo:rsid="00b3969f" officeooo:paragraph-rsid="00b3969f"/>
    </style:style>
    <style:style style:name="P16" style:family="paragraph" style:parent-style-name="Footer">
      <style:text-properties officeooo:rsid="00b3969f" officeooo:paragraph-rsid="00b3969f"/>
    </style:style>
    <style:style style:name="P17" style:family="paragraph" style:parent-style-name="_5f_Header_20_D_20_page_20_paire_20__28_G_29_">
      <style:text-properties officeooo:paragraph-rsid="0053b3bd"/>
    </style:style>
    <style:style style:name="P18" style:family="paragraph" style:parent-style-name="_5f_Header_20_D_20_page_20_impaire_20__28_D_29_">
      <style:text-properties officeooo:paragraph-rsid="004f1216"/>
    </style:style>
    <style:style style:name="P19" style:family="paragraph" style:parent-style-name="_5f_Header_20_M_20_page_20_impaire_20__28_D_29_">
      <style:text-properties officeooo:paragraph-rsid="02af0d27"/>
    </style:style>
    <style:style style:name="P20" style:family="paragraph" style:parent-style-name="_5f_Header_20_M_20_page_20_impaire_20__28_D_29_">
      <style:text-properties officeooo:paragraph-rsid="02ae83b8"/>
    </style:style>
    <style:style style:name="P21" style:family="paragraph" style:parent-style-name="Footer">
      <style:text-properties officeooo:paragraph-rsid="02ae83b8"/>
    </style:style>
    <style:style style:name="P22" style:family="paragraph" style:parent-style-name="Footer">
      <style:text-properties officeooo:paragraph-rsid="008d016c"/>
    </style:style>
    <style:style style:name="P23" style:family="paragraph" style:parent-style-name="_5f_Header_20_G_20_page_20_paire_20__28_G_29_">
      <style:text-properties officeooo:rsid="00fbc68f" officeooo:paragraph-rsid="00fbc68f"/>
    </style:style>
    <style:style style:name="P24" style:family="paragraph" style:parent-style-name="_5f_Header_20_G_20_page_20_impaire_20__28_D_29_">
      <style:text-properties officeooo:rsid="00fc60e2" officeooo:paragraph-rsid="00fc60e2"/>
    </style:style>
    <style:style style:name="P25" style:family="paragraph" style:parent-style-name="_5f_Header_20_N_20_page_20_paire_20__28_G_29_">
      <style:text-properties officeooo:rsid="00f84d06" officeooo:paragraph-rsid="00f84d06"/>
    </style:style>
    <style:style style:name="P26" style:family="paragraph" style:parent-style-name="_5f_Header_20_D_20_page_20_impaire_20__28_D_29_">
      <style:text-properties officeooo:rsid="00fe4814" officeooo:paragraph-rsid="00fe4814"/>
    </style:style>
    <style:style style:name="P27" style:family="paragraph" style:parent-style-name="_5f_Header_20_D_20_page_20_impaire_20__28_D_29_">
      <style:text-properties officeooo:rsid="0101821f" officeooo:paragraph-rsid="0101821f"/>
    </style:style>
    <style:style style:name="P28" style:family="paragraph" style:parent-style-name="_5f_Header_20_M_20_page_20_impaire_20__28_D_29_">
      <style:text-properties officeooo:rsid="0101a5c8" officeooo:paragraph-rsid="0101a5c8"/>
    </style:style>
    <style:style style:name="P29" style:family="paragraph" style:parent-style-name="_5f_Header_20_M_20_page_20_impaire_20__28_D_29_">
      <style:text-properties officeooo:rsid="01035d0f" officeooo:paragraph-rsid="01035d0f"/>
    </style:style>
    <style:style style:name="P30" style:family="paragraph" style:parent-style-name="_5f_Header_20_P_20_page_20_paire_20__28_G_29_">
      <style:text-properties officeooo:rsid="0107aa33" officeooo:paragraph-rsid="0107aa33"/>
    </style:style>
    <style:style style:name="P31" style:family="paragraph" style:parent-style-name="_5f_Header_20_P_20_page_20_paire_20__28_G_29_">
      <style:text-properties officeooo:rsid="0106b7af" officeooo:paragraph-rsid="0106b7af"/>
    </style:style>
    <style:style style:name="P3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3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34" style:family="paragraph" style:parent-style-name="_5f_Premier_5f_Titre_5f_Exercices_5f_avec_5f_Num_20_Exo_5f_Avec_5f_Titre" style:list-style-name="_5f_Numérotation_20_des_20_exercices"/>
    <style:style style:name="P35" style:family="paragraph" style:parent-style-name="Footer">
      <style:text-properties officeooo:rsid="00178920" officeooo:paragraph-rsid="00178920"/>
    </style:style>
    <style:style style:name="P3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7" style:family="paragraph" style:parent-style-name="Standard" style:list-style-name="liste_5f_abc"/>
    <style:style style:name="P38" style:family="paragraph" style:parent-style-name="_5f_Footer_20_page_20_impaire_20__28_D_29_"/>
    <style:style style:name="P39" style:family="paragraph" style:parent-style-name="_5f_Footer_20_page_20_impaire_20__28_D_29_">
      <style:text-properties officeooo:paragraph-rsid="01316a8b"/>
    </style:style>
    <style:style style:name="P40" style:family="paragraph" style:parent-style-name="_5f_Footer_20_page_20_impaire_20__28_D_29_">
      <style:text-properties officeooo:rsid="00d45efc" officeooo:paragraph-rsid="00d45efc"/>
    </style:style>
    <style:style style:name="P41" style:family="paragraph" style:parent-style-name="_5f_Footer_20_page_20_impaire_20__28_D_29_">
      <style:text-properties officeooo:rsid="00b3969f" officeooo:paragraph-rsid="00b3969f"/>
    </style:style>
    <style:style style:name="P4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3" style:family="paragraph" style:parent-style-name="_5f_Footer_20_page_20_paire_20__28_G_29_">
      <style:text-properties officeooo:rsid="00f0da56" officeooo:paragraph-rsid="00f0da56"/>
    </style:style>
    <style:style style:name="P44" style:family="paragraph" style:parent-style-name="_5f_Footer_20_page_20_paire_20__28_G_29_"/>
    <style:style style:name="P45" style:family="paragraph" style:parent-style-name="_5f_Footer_20_page_20_paire_20__28_G_29_">
      <style:text-properties officeooo:paragraph-rsid="0142af40"/>
    </style:style>
    <style:style style:name="P46" style:family="paragraph" style:parent-style-name="_5f_Footer_20_page_20_paire_20__28_G_29_">
      <style:text-properties officeooo:paragraph-rsid="013c280e"/>
    </style:style>
    <style:style style:name="P47" style:family="paragraph" style:parent-style-name="_5f_Footer_20_page_20_paire_20__28_G_29_">
      <style:text-properties officeooo:paragraph-rsid="013b50d8"/>
    </style:style>
    <style:style style:name="P48" style:family="paragraph" style:parent-style-name="_5f_Footer_20_page_20_paire_20__28_G_29_">
      <style:text-properties officeooo:paragraph-rsid="01397109"/>
    </style:style>
    <style:style style:name="P49" style:family="paragraph" style:parent-style-name="_5f_Footer_20_page_20_paire_20__28_G_29_">
      <style:text-properties officeooo:paragraph-rsid="0135ac9e"/>
    </style:style>
    <style:style style:name="P50" style:family="paragraph" style:parent-style-name="_5f_Footer_20_page_20_paire_20__28_G_29_">
      <style:text-properties officeooo:paragraph-rsid="01316a8b"/>
    </style:style>
    <style:style style:name="P51" style:family="paragraph" style:parent-style-name="_5f_Footer_20_page_20_paire_20__28_G_29_">
      <style:text-properties officeooo:paragraph-rsid="01336347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60" style:family="paragraph" style:parent-style-name="_5f_Header_20_D_20_page_20_paire_20__28_G_29_">
      <style:text-properties officeooo:rsid="005097e4" officeooo:paragraph-rsid="005097e4"/>
    </style:style>
    <style:style style:name="P61" style:family="paragraph" style:parent-style-name="_5f_Header_20_D_20_page_20_paire_20__28_G_29_">
      <style:text-properties officeooo:rsid="0101821f" officeooo:paragraph-rsid="0101821f"/>
    </style:style>
    <style:style style:name="P62" style:family="paragraph" style:parent-style-name="_5f_Header_20_D_20_page_20_paire_20__28_G_29_">
      <style:text-properties officeooo:paragraph-rsid="00fe4814"/>
    </style:style>
    <style:style style:name="P63" style:family="paragraph" style:parent-style-name="_5f_Header_20_G_20_page_20_paire_20__28_G_29_">
      <style:text-properties officeooo:paragraph-rsid="0334a5be"/>
    </style:style>
    <style:style style:name="P64" style:family="paragraph" style:parent-style-name="_5f_Header_20_G_20_page_20_paire_20__28_G_29_">
      <style:paragraph-properties fo:text-align="start" style:justify-single-word="false"/>
      <style:text-properties officeooo:rsid="00b3969f" officeooo:paragraph-rsid="00b3969f"/>
    </style:style>
    <style:style style:name="P6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6" style:family="paragraph" style:parent-style-name="_5f_Header_20_G_20_page_20_paire_20__28_G_29_">
      <style:text-properties officeooo:rsid="00ff3616" officeooo:paragraph-rsid="00ff3616"/>
    </style:style>
    <style:style style:name="P67" style:family="paragraph" style:parent-style-name="_5f_Header_20_M_20_page_20_impaire_20__28_D_29_">
      <style:text-properties officeooo:rsid="01035d0f" officeooo:paragraph-rsid="01035d0f"/>
    </style:style>
    <style:style style:name="P68" style:family="paragraph" style:parent-style-name="_5f_Header_20_M_20_page_20_paire_20__28_G_29_">
      <style:text-properties officeooo:paragraph-rsid="02af0d27"/>
    </style:style>
    <style:style style:name="P69" style:family="paragraph" style:parent-style-name="_5f_Header_20_M_20_page_20_paire_20__28_G_29_">
      <style:text-properties officeooo:rsid="0101a5c8" officeooo:paragraph-rsid="0101a5c8"/>
    </style:style>
    <style:style style:name="P70" style:family="paragraph" style:parent-style-name="_5f_Header_20_N_20_page_20_impaire_20__28_D_29_">
      <style:text-properties officeooo:rsid="010462d7" officeooo:paragraph-rsid="010462d7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d45efc" officeooo:paragraph-rsid="00d45efc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7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75" style:family="paragraph" style:parent-style-name="_5f_Header_20_P_20_page_20_paire_20__28_G_29_">
      <style:text-properties officeooo:rsid="0107aa33" officeooo:paragraph-rsid="0107aa33"/>
    </style:style>
    <style:style style:name="P76" style:family="paragraph" style:parent-style-name="_5f_Paragraphe" style:list-style-name=""/>
    <style:style style:name="P77" style:family="paragraph" style:parent-style-name="_5f_Paragraphe_5f_Réponse_5f_Elève" style:list-style-name=""/>
    <style:style style:name="P78" style:family="paragraph" style:parent-style-name="_5f_Paragraphe_5f_Réponse_5f_Pointillés_5f_Grisés" style:list-style-name=""/>
    <style:style style:name="P79" style:family="paragraph" style:parent-style-name="_5f_Paragraphe_5f_avec_5f_Num_5f_Question" style:list-style-name="_5f_Numérotation_20_des_20_exercices"/>
    <style:style style:name="P80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81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82" style:family="paragraph" style:parent-style-name="_5f_Titre_5f_Exercices_5f_avec_5f_Titre" style:list-style-name="_5f_Numérotation_20_des_20_exercices"/>
    <style:style style:name="P83" style:family="paragraph" style:parent-style-name="_5f_Titre_5f_Exercices_5f_sans_5f_Titre" style:list-style-name="_5f_Numérotation_20_des_20_exercices"/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6" style:family="paragraph">
      <loext:graphic-properties draw:fill="solid" draw:fill-color="#d7e12c"/>
    </style:style>
    <style:style style:name="P87" style:family="paragraph">
      <loext:graphic-properties draw:fill="solid" draw:fill-color="#1ca2b8"/>
    </style:style>
    <style:style style:name="P88" style:family="paragraph">
      <loext:graphic-properties draw:fill="solid" draw:fill-color="#9d0f89"/>
    </style:style>
    <style:style style:name="P89" style:family="paragraph">
      <loext:graphic-properties draw:fill="solid" draw:fill-color="#7fb241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9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9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7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99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0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2.1000003814697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/>
    </style:style>
    <style:style style:name="P10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113" style:family="paragraph">
      <loext:graphic-properties draw:fill="solid" draw:fill-color="#f99e06"/>
    </style:style>
    <style:style style:name="P114" style:family="paragraph">
      <loext:graphic-properties draw:fill="solid" draw:fill-color="#d62e4e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8" style:family="text">
      <style:text-properties fo:font-variant="small-caps" fo:color="#7fb241" loext:opacity="100%" style:font-name="Bitstream Vera Sans6" fo:font-size="16pt" fo:font-weight="bold"/>
    </style:style>
    <style:style style:name="T9" style:family="text">
      <style:text-properties fo:font-variant="small-caps" fo:color="#7fb241" loext:opacity="100%" style:font-name="Bitstream Vera Sans6" fo:font-size="16pt" fo:font-weight="bold" officeooo:rsid="02768590"/>
    </style:style>
    <style:style style:name="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T11" style:family="text">
      <style:text-properties officeooo:rsid="00d8520c"/>
    </style:style>
    <style:style style:name="T12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5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1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9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20" style:family="text">
      <style:text-properties fo:text-transform="uppercase" fo:color="#808080" loext:opacity="100%" style:font-name="Bitstream Vera Sans6" fo:font-size="9pt" officeooo:rsid="02af0d27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22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23" style:family="text">
      <style:text-properties fo:text-transform="uppercase" fo:color="#808080" loext:opacity="100%" style:font-name="Bitstream Vera Sans6" fo:font-size="9pt" officeooo:rsid="0021cde5" fo:background-color="transparent" loext:char-shading-value="0"/>
    </style:style>
    <style:style style:name="T24" style:family="text">
      <style:text-properties fo:text-transform="uppercase" fo:color="#808080" loext:opacity="100%" style:font-name="Bitstream Vera Sans6" fo:font-size="9pt" fo:font-style="normal" fo:font-weight="normal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25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26" style:family="text">
      <style:text-properties officeooo:rsid="010c4d3a"/>
    </style:style>
    <style:style style:name="T27" style:family="text">
      <style:text-properties fo:font-size="16pt" officeooo:rsid="0053b3bd" style:font-size-asian="16pt" style:font-size-complex="16pt"/>
    </style:style>
    <style:style style:name="T28" style:family="text">
      <style:text-properties fo:font-size="16pt" officeooo:rsid="00fe4814" style:font-size-asian="16pt" style:font-size-complex="16pt"/>
    </style:style>
    <style:style style:name="T29" style:family="text">
      <style:text-properties officeooo:rsid="00545a20"/>
    </style:style>
    <style:style style:name="T30" style:family="text">
      <style:text-properties officeooo:rsid="00360aef"/>
    </style:style>
    <style:style style:name="T31" style:family="text">
      <style:text-properties officeooo:rsid="015f088a"/>
    </style:style>
    <style:style style:name="T32" style:family="text">
      <style:text-properties officeooo:rsid="0021cde5"/>
    </style:style>
    <style:style style:name="T33" style:family="text">
      <style:text-properties officeooo:rsid="01f8729d"/>
    </style:style>
    <style:style style:name="T34" style:family="text">
      <style:text-properties officeooo:rsid="00b7d54d"/>
    </style:style>
    <style:style style:name="T3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T3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40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" fo:font-size="12.1000003814697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stroke-dash="Dashed_20__28_var_29__20_34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" style:family="graphic">
      <style:graphic-properties draw:stroke="none" draw:stroke-dash="Dashed_20__28_var_29__20_34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4" style:family="graphic">
      <style:graphic-properties draw:stroke="none" draw:stroke-dash="Dashed_20__28_var_29__20_3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" style:family="graphic">
      <style:graphic-properties draw:stroke="solid" draw:stroke-dash="Dashed_20__28_var_29__20_34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foreground"/>
    </style:style>
    <style:style style:name="gr18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9" style:family="graphic">
      <style:graphic-properties draw:stroke="solid" draw:stroke-dash="Dashed_20__28_var_29__20_6284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1" style:family="graphic">
      <style:graphic-properties draw:stroke="solid" draw:stroke-dash="Dashed_20__28_var_29__20_628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none" svg:stroke-width="0.019cm" svg:stroke-color="#000000" draw:marker-start-width="0.201cm" draw:marker-start-center="false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5" style:family="graphic">
      <style:graphic-properties draw:stroke="solid" draw:stroke-dash="Dashed_20__28_var_29__20_6286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none" svg:stroke-width="0.019cm" svg:stroke-color="#000000" draw:marker-start-width="0.201cm" draw:marker-start-center="false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7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solid" svg:stroke-width="0.025cm" svg:stroke-color="#000000" draw:marker-start="" draw:marker-start-width="0.025cm" draw:marker-start-center="false" draw:marker-end="" draw:marker-end-width="0.025cm" draw:marker-end-center="false" draw:fill="solid" draw:fill-color="#0000ff" draw:opacity="0%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19cm" svg:stroke-color="#000000" draw:marker-start-width="0.224cm" draw:marker-start-center="false" draw:marker-end-width="0.224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svg:stroke-width="0.03cm" svg:stroke-color="#000000" draw:marker-start="Dimension_20_Lines" draw:marker-start-width="0.183cm" draw:marker-start-center="false" draw:marker-end="Dimension_20_Lines" draw:marker-end-width="0.183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35" style:family="graphic">
      <style:graphic-properties style:writing-mode="lr-tb" loext:decorative="false" style:run-through="foreground" style:wrap="left" style:number-wrapped-paragraphs="no-limit" style:wrap-contour="true" style:wrap-contour-mode="full" style:vertical-pos="from-top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2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11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15cm" fo:min-width="0.22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draw:stroke-dash="Dashed_20__28_var_29__20_6325" svg:stroke-width="0.019cm" svg:stroke-color="#1ca2b8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min-height="0cm" fo:min-width="0cm" fo:padding-top="0.138cm" fo:padding-bottom="0.138cm" fo:padding-left="0.259cm" fo:padding-right="0.25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none" draw:stroke-dash="Dashed_20__28_var_29__20_7284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2" style:family="graphic">
      <style:graphic-properties draw:stroke="solid" draw:stroke-dash="Dashed_20__28_var_29__20_6330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" style:family="graphic">
      <style:graphic-properties draw:stroke="solid" draw:stroke-dash="Dashed_20__28_var_29__20_6329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" style:family="graphic">
      <style:graphic-properties draw:stroke="solid" draw:stroke-dash="Dashed_20__28_var_29__20_6328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6331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7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92cm" fo:min-width="0.28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solid" svg:stroke-width="0.00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5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593cm" fo:min-width="0.34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solid" svg:stroke-width="0.019cm" svg:stroke-color="#000000" draw:marker-start-width="0.217cm" draw:marker-start-center="false" draw:marker-end-width="0.21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593cm" fo:min-width="0.2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593cm" fo:min-width="0.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6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0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81" text:outline-level="1"><text:span text:style-name="_5f_Caractères"><text:s/>Construis la médiatrice de chaque segment en utilisant le quadrillage.</text:span></text:h>
        </text:list-item>
      </text:list>
      <text:h text:style-name="P76" text:outline-level="1"><text:span text:style-name="_5f_Caractères"><draw:g text:anchor-type="as-char" svg:y="-2.263cm" draw:z-index="139" draw:name="Forme 38" draw:style-name="gr32"><draw:g draw:style-name="gr17"><draw:line draw:style-name="gr33" draw:text-style-name="P102" svg:x1="0cm" svg:y1="0cm" svg:x2="9cm" svg:y2="0cm"><text:p/></draw:line><draw:line draw:style-name="gr33" draw:text-style-name="P102" svg:x1="0cm" svg:y1="0.5cm" svg:x2="9cm" svg:y2="0.5cm"><text:p/></draw:line><draw:line draw:style-name="gr33" draw:text-style-name="P102" svg:x1="0cm" svg:y1="1cm" svg:x2="9cm" svg:y2="1cm"><text:p/></draw:line><draw:line draw:style-name="gr33" draw:text-style-name="P102" svg:x1="0cm" svg:y1="1.5cm" svg:x2="9cm" svg:y2="1.5cm"><text:p/></draw:line><draw:line draw:style-name="gr33" draw:text-style-name="P102" svg:x1="0cm" svg:y1="2cm" svg:x2="9cm" svg:y2="2cm"><text:p/></draw:line><draw:line draw:style-name="gr33" draw:text-style-name="P102" svg:x1="0cm" svg:y1="2.5cm" svg:x2="9cm" svg:y2="2.5cm"><text:p/></draw:line><draw:line draw:style-name="gr33" draw:text-style-name="P102" svg:x1="0cm" svg:y1="3cm" svg:x2="9cm" svg:y2="3cm"><text:p/></draw:line><draw:line draw:style-name="gr33" draw:text-style-name="P102" svg:x1="0cm" svg:y1="3.501cm" svg:x2="9cm" svg:y2="3.501cm"><text:p/></draw:line><draw:line draw:style-name="gr33" draw:text-style-name="P102" svg:x1="0cm" svg:y1="4.002cm" svg:x2="9cm" svg:y2="4.002cm"><text:p/></draw:line><draw:line draw:style-name="gr33" draw:text-style-name="P102" svg:x1="0cm" svg:y1="4.501cm" svg:x2="9cm" svg:y2="4.501cm"><text:p/></draw:line><draw:line draw:style-name="gr33" draw:text-style-name="P102" svg:x1="0cm" svg:y1="5.002cm" svg:x2="9cm" svg:y2="5.002cm"><text:p/></draw:line><draw:line draw:style-name="gr33" draw:text-style-name="P102" svg:x1="5cm" svg:y1="0cm" svg:x2="5cm" svg:y2="5cm"><text:p/></draw:line><draw:line draw:style-name="gr33" draw:text-style-name="P102" svg:x1="4.5cm" svg:y1="0cm" svg:x2="4.5cm" svg:y2="5cm"><text:p/></draw:line><draw:line draw:style-name="gr33" draw:text-style-name="P102" svg:x1="4cm" svg:y1="0cm" svg:x2="4cm" svg:y2="5cm"><text:p/></draw:line><draw:line draw:style-name="gr33" draw:text-style-name="P102" svg:x1="3.5cm" svg:y1="0cm" svg:x2="3.5cm" svg:y2="5cm"><text:p/></draw:line><draw:line draw:style-name="gr33" draw:text-style-name="P102" svg:x1="3cm" svg:y1="0cm" svg:x2="3cm" svg:y2="5cm"><text:p/></draw:line><draw:line draw:style-name="gr33" draw:text-style-name="P102" svg:x1="2.5cm" svg:y1="0cm" svg:x2="2.5cm" svg:y2="5cm"><text:p/></draw:line><draw:line draw:style-name="gr33" draw:text-style-name="P102" svg:x1="2cm" svg:y1="0cm" svg:x2="2cm" svg:y2="5cm"><text:p/></draw:line><draw:line draw:style-name="gr33" draw:text-style-name="P102" svg:x1="1.5cm" svg:y1="0cm" svg:x2="1.5cm" svg:y2="5cm"><text:p/></draw:line><draw:line draw:style-name="gr33" draw:text-style-name="P102" svg:x1="1cm" svg:y1="0cm" svg:x2="1cm" svg:y2="5cm"><text:p/></draw:line><draw:line draw:style-name="gr33" draw:text-style-name="P102" svg:x1="0.5cm" svg:y1="0cm" svg:x2="0.5cm" svg:y2="5cm"><text:p/></draw:line><draw:line draw:style-name="gr33" draw:text-style-name="P102" svg:x1="0cm" svg:y1="0cm" svg:x2="0cm" svg:y2="5cm"><text:p/></draw:line><draw:line draw:style-name="gr33" draw:text-style-name="P102" svg:x1="9cm" svg:y1="0cm" svg:x2="9cm" svg:y2="5cm"><text:p/></draw:line><draw:line draw:style-name="gr33" draw:text-style-name="P102" svg:x1="8.5cm" svg:y1="0cm" svg:x2="8.5cm" svg:y2="5cm"><text:p/></draw:line><draw:line draw:style-name="gr33" draw:text-style-name="P102" svg:x1="8cm" svg:y1="0cm" svg:x2="8cm" svg:y2="5cm"><text:p/></draw:line><draw:line draw:style-name="gr33" draw:text-style-name="P102" svg:x1="7.5cm" svg:y1="0cm" svg:x2="7.5cm" svg:y2="5cm"><text:p/></draw:line><draw:line draw:style-name="gr33" draw:text-style-name="P102" svg:x1="7cm" svg:y1="0cm" svg:x2="7cm" svg:y2="5cm"><text:p/></draw:line><draw:line draw:style-name="gr33" draw:text-style-name="P102" svg:x1="6.5cm" svg:y1="0cm" svg:x2="6.5cm" svg:y2="5cm"><text:p/></draw:line><draw:line draw:style-name="gr33" draw:text-style-name="P102" svg:x1="6cm" svg:y1="0cm" svg:x2="6cm" svg:y2="5cm"><text:p/></draw:line><draw:line draw:style-name="gr33" draw:text-style-name="P102" svg:x1="5.5cm" svg:y1="0cm" svg:x2="5.5cm" svg:y2="5cm"><text:p/></draw:line></draw:g><draw:g draw:style-name="gr17"><draw:line draw:style-name="gr34" draw:text-style-name="P102" svg:x1="0.499cm" svg:y1="1cm" svg:x2="4.5cm" svg:y2="1cm"><text:p/></draw:line><draw:line draw:style-name="gr34" draw:text-style-name="P102" svg:x1="1.5cm" svg:y1="4.501cm" svg:x2="3.5cm" svg:y2="2.501cm"><text:p/></draw:line><draw:line draw:style-name="gr34" draw:text-style-name="P102" svg:x1="8.5cm" svg:y1="3.501cm" svg:x2="8.5cm" svg:y2="0.501cm"><text:p/></draw:line><draw:line draw:style-name="gr34" draw:text-style-name="P102" svg:x1="7.5cm" svg:y1="4.501cm" svg:x2="5cm" svg:y2="0.501cm"><text:p/></draw:line></draw:g></draw:g></text:span></text:h>
      <text:h text:style-name="P76" text:outline-level="1"><text:span text:style-name="_5f_Caractères"/></text:h>
      <text:list text:continue-numbering="true" text:style-name="_5f_Numérotation_20_des_20_exercices">
        <text:list-item>
          <text:h text:style-name="P83" text:outline-level="1"><text:span text:style-name="_5f_Caractères">Construis la médiatrice de chaque segment à la règle et au compas.</text:span></text:h>
        </text:list-item>
      </text:list>
      <text:h text:style-name="P76" text:outline-level="1"><text:span text:style-name="_5f_Caractères"/></text:h>
      <text:h text:style-name="P76" text:outline-level="1"><draw:g text:anchor-type="as-char" draw:z-index="142" draw:name="Forme 43" draw:style-name="gr16"><draw:g draw:style-name="gr17"><draw:frame draw:style-name="gr18" draw:text-style-name="P93" svg:width="0.253cm" svg:height="0.436cm" svg:x="4.898cm" svg:y="3.602cm"><draw:text-box><text:p text:style-name="P90"><text:span text:style-name="T37">C</text:span></text:p></draw:text-box></draw:frame><draw:line draw:style-name="gr19" draw:text-style-name="P94" svg:x1="5.259cm" svg:y1="3.72cm" svg:x2="7.821cm" svg:y2="2.029cm"><text:p/></draw:line><draw:frame draw:style-name="gr20" draw:text-style-name="P93" svg:width="0.276cm" svg:height="0.438cm" svg:x="7.953cm" svg:y="1.727cm"><draw:text-box><text:p text:style-name="P90"><text:span text:style-name="T37">D</text:span></text:p></draw:text-box></draw:frame></draw:g><draw:g draw:style-name="gr17"><draw:frame draw:style-name="gr18" draw:text-style-name="P93" svg:width="0.253cm" svg:height="0.436cm" svg:x="3.089cm" svg:y="5.459cm"><draw:text-box><text:p text:style-name="P90"><text:span text:style-name="T37">F</text:span></text:p></draw:text-box></draw:frame><draw:line draw:style-name="gr21" draw:text-style-name="P94" svg:x1="3.03cm" svg:y1="5.458cm" svg:x2="0.163cm" svg:y2="1.947cm"><text:p/></draw:line><draw:frame draw:style-name="gr22" draw:text-style-name="P93" svg:width="0.253cm" svg:height="0.438cm" svg:x="0cm" svg:y="1.512cm"><draw:text-box><text:p text:style-name="P90"><text:span text:style-name="T37">E</text:span></text:p></draw:text-box></draw:frame></draw:g><draw:g draw:style-name="gr23"><draw:g draw:style-name="gr17"><draw:frame draw:style-name="gr24" draw:text-style-name="P96" svg:width="0.253cm" svg:height="0.436cm" svg:x="0.191cm" svg:y="0cm"><draw:text-box><text:p text:style-name="P95"><text:span text:style-name="T38">A</text:span></text:p></draw:text-box></draw:frame><draw:line draw:style-name="gr25" draw:text-style-name="P97" svg:x1="0.628cm" svg:y1="0.237cm" svg:x2="4.256cm" svg:y2="0.478cm"><text:p/></draw:line></draw:g><draw:frame draw:style-name="gr26" draw:text-style-name="P96" svg:width="0.251cm" svg:height="0.436cm" svg:x="4.44cm" svg:y="0.256cm"><draw:text-box><text:p text:style-name="P95"><text:span text:style-name="T38">B</text:span></text:p></draw:text-box></draw:frame></draw:g></draw:g></text:h>
      <text:list text:continue-numbering="true" text:style-name="_5f_Numérotation_20_des_20_exercices">
        <text:list-item>
          <text:h text:style-name="P83" text:outline-level="1"><text:span text:style-name="_5f_Caractères">Construis la médiatrice de chacun des trois côtés du triangle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P76" text:outline-level="1"><text:span text:style-name="_5f_Caractères"><draw:g text:anchor-type="as-char" draw:z-index="141" draw:name="Forme 44" draw:style-name="gr27"><draw:frame draw:name="DescriptionOOoTep 2" draw:style-name="gr28" draw:text-style-name="P98" svg:width="0.003cm" svg:height="0.003cm" svg:x="0cm" svg:y="0cm"><draw:text-box><text:p text:style-name="P90"><text:span text:style-name="T39">@options;</text:span></text:p><text:p text:style-name="P90"><text:span text:style-name="T39"/></text:p><text:p text:style-name="P90"><text:span text:style-name="T39">@figure;</text:span></text:p><text:p text:style-name="P90"><text:span text:style-name="T39"><text:s text:c="2"/></text:span><text:span text:style-name="T39">A = point( 10.43 , -0.53 ) <text:s/>{ i };</text:span></text:p><text:p text:style-name="P90"><text:span text:style-name="T39"><text:s text:c="2"/></text:span><text:span text:style-name="T39">B = point( 2.43 , 3.8 ) <text:s/>{ i };</text:span></text:p><text:p text:style-name="P90"><text:span text:style-name="T39"><text:s text:c="2"/></text:span><text:span text:style-name="T39">C = point( 2.87 , -2.9 ) <text:s/>{ i };</text:span></text:p><text:p text:style-name="P90"><text:span text:style-name="T39"><text:s text:c="2"/></text:span><text:span text:style-name="T39">polyABC = polygone( A , B , C <text:s/>);</text:span></text:p><text:p text:style-name="P90"><text:span text:style-name="T39"/></text:p><text:p text:style-name="P90"><text:span text:style-name="T39"/></text:p></draw:text-box></draw:frame><draw:polygon draw:style-name="gr29" draw:text-style-name="P99" svg:width="6.865cm" svg:height="4.841cm" svg:x="0cm" svg:y="0cm" svg:viewBox="0 0 6866 4842" draw:points="6866,3129 0,0 378,4842"><text:p/></draw:polygon></draw:g></text:span></text:h>
      <text:list text:continue-numbering="true" text:style-name="_5f_Numérotation_20_des_20_exercices">
        <text:list-item>
          <text:h text:style-name="P83" text:outline-level="1"><text:span text:style-name="_5f_Caractères">Dans le triangle BOA :</text:span></text:h>
        </text:list-item>
      </text:list>
      <text:h text:style-name="P76" text:outline-level="1"><text:span text:style-name="_5f_Caractères"><draw:g text:anchor-type="as-char" draw:z-index="140" draw:name="Forme 55" draw:style-name="gr27"><draw:line draw:style-name="gr30" draw:text-style-name="P100" svg:x1="0.199cm" svg:y1="2.876cm" svg:x2="2.505cm" svg:y2="0.324cm"><text:p/></draw:line><draw:line draw:style-name="gr30" draw:text-style-name="P100" svg:x1="2.51cm" svg:y1="0.324cm" svg:x2="6.959cm" svg:y2="3.628cm"><text:p/></draw:line><draw:line draw:style-name="gr30" draw:text-style-name="P100" svg:x1="6.955cm" svg:y1="3.631cm" svg:x2="0.199cm" svg:y2="2.879cm"><text:p/></draw:line><draw:frame draw:style-name="gr31" draw:text-style-name="P101" svg:width="0.216cm" svg:height="0.414cm" svg:x="6.969cm" svg:y="3.321cm"><draw:text-box><text:p text:style-name="P90"><text:span text:style-name="T40">O</text:span></text:p></draw:text-box></draw:frame><draw:frame draw:style-name="gr31" draw:text-style-name="P101" svg:width="0.214cm" svg:height="0.414cm" svg:x="2.575cm" svg:y="0cm"><draw:text-box><text:p text:style-name="P90"><text:span text:style-name="T40">A</text:span></text:p></draw:text-box></draw:frame><draw:frame draw:style-name="gr31" draw:text-style-name="P101" svg:width="0.216cm" svg:height="0.414cm" svg:x="0cm" svg:y="2.605cm"><draw:text-box><text:p text:style-name="P90"><text:span text:style-name="T40">B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Trace en bleu la hauteur issue de A.</text:span></text:h>
            </text:list-item>
            <text:list-item>
              <text:h text:style-name="P79" text:outline-level="2"><text:span text:style-name="_5f_Caractères">Trace en rouge la médiatrice de [BO].</text:span></text:h>
            </text:list-item>
            <text:list-item>
              <text:h text:style-name="P79" text:outline-level="2"><text:span text:style-name="_5f_Caractères">En justifiant ta réponse, précise ce que peux-tu dire de ces deux droites.</text:span></text:h>
            </text:list-item>
          </text:list>
        </text:list-item>
      </text:list>
      <text:p text:style-name="P78"><text:span text:style-name="_5f_pointillés_20_gris"><text:tab/><text:line-break/></text:span><text:span text:style-name="_5f_pointillés_20_gris"><text:span text:style-name="T34"><text:tab/><text:line-break/><text:tab/></text:span></text:span></text:p>
      <text:list text:continue-numbering="true" text:style-name="_5f_Numérotation_20_des_20_exercices">
        <text:list-item>
          <text:h text:style-name="P34" text:outline-level="1"><text:span text:style-name="_5f_Caractères_5f_gras">Dans un triangle</text:span></text:h>
        </text:list-item>
      </text:list>
      <text:h text:style-name="P76" text:outline-level="1"><text:span text:style-name="_5f_Caractères"><draw:g text:anchor-type="as-char" svg:y="-1.332cm" draw:z-index="138" draw:name="Forme 59" draw:style-name="gr35"><draw:frame draw:style-name="gr36" draw:text-style-name="P103" svg:width="0.258cm" svg:height="0.429cm" svg:x="2.185cm" svg:y="0cm"><draw:text-box><text:p text:style-name="P90"><text:span text:style-name="T41">C</text:span></text:p></draw:text-box></draw:frame><draw:frame draw:style-name="gr37" draw:text-style-name="P103" svg:width="0.278cm" svg:height="0.426cm" svg:x="5.72cm" svg:y="0.81cm"><draw:text-box><text:p text:style-name="P90"><text:span text:style-name="T41">H</text:span></text:p></draw:text-box></draw:frame><draw:frame draw:style-name="gr38" draw:text-style-name="P103" svg:width="0.112cm" svg:height="0.429cm" svg:x="8.911cm" svg:y="2.071cm"><draw:text-box><text:p text:style-name="P90"><text:span text:style-name="T41">I</text:span></text:p></draw:text-box></draw:frame><draw:frame draw:style-name="gr39" draw:text-style-name="P103" svg:width="0.23cm" svg:height="0.415cm" svg:x="5.399cm" svg:y="2.067cm"><draw:text-box><text:p text:style-name="P90"><text:span text:style-name="T41">E</text:span></text:p></draw:text-box></draw:frame><draw:custom-shape draw:style-name="gr40" draw:text-style-name="P104" svg:width="0.147cm" svg:height="0.149cm" draw:transform="skewX (0.0118682389135615) rotate (-0.236841179495631) translate (5.413375cm 1.17754166666667cm)"><text:p/><draw:enhanced-geometry svg:viewBox="0 0 21600 21600" draw:mirror-horizontal="false" draw:mirror-vertical="false" draw:type="rectangle" draw:enhanced-path="M 0 0 L 21600 0 21600 21600 0 21600 0 0 Z N"/></draw:custom-shape><draw:frame draw:name="DescriptionOOoTep 3" draw:style-name="gr41" draw:text-style-name="P105" svg:width="0.004cm" svg:height="0.004cm" svg:x="0.056cm" svg:y="2cm"><draw:text-box><text:p text:style-name="P95"><text:span text:style-name="T42">@options;</text:span></text:p><text:p text:style-name="P95"><text:span text:style-name="T42"/></text:p><text:p text:style-name="P95"><text:span text:style-name="T42">@figure;</text:span></text:p><text:p text:style-name="P95"><text:span text:style-name="T42"><text:s text:c="2"/></text:span><text:span text:style-name="T42">A = point( -5.27 , 1.2 );</text:span></text:p><text:p text:style-name="P95"><text:span text:style-name="T42"><text:s text:c="2"/></text:span><text:span text:style-name="T42">B = point( -2.03 , 3.63 );</text:span></text:p><text:p text:style-name="P95"><text:span text:style-name="T42"><text:s text:c="2"/></text:span><text:span text:style-name="T42">sAB = segment( A , B );</text:span></text:p><text:p text:style-name="P95"><text:span text:style-name="T42"><text:s text:c="2"/></text:span><text:span text:style-name="T42">C = point( 7.6 , 1.3 );</text:span></text:p><text:p text:style-name="P95"><text:span text:style-name="T42"><text:s text:c="2"/></text:span><text:span text:style-name="T42">sAC = segment( A , C );</text:span></text:p><text:p text:style-name="P95"><text:span text:style-name="T42"><text:s text:c="2"/></text:span><text:span text:style-name="T42">sBC = segment( B , C );</text:span></text:p><text:p text:style-name="P95"><text:span text:style-name="T42"><text:s text:c="2"/></text:span><text:span text:style-name="T42">medBC = mediatrice( B , C );</text:span></text:p><text:p text:style-name="P95"><text:span text:style-name="T42"/></text:p><text:p text:style-name="P95"><text:span text:style-name="T42"/></text:p></draw:text-box></draw:frame><draw:line draw:style-name="gr42" draw:text-style-name="P106" svg:x1="2.308cm" svg:y1="0.429cm" svg:x2="8.805cm" svg:y2="1.999cm"><text:p/></draw:line><draw:line draw:style-name="gr43" draw:text-style-name="P106" svg:x1="0.123cm" svg:y1="2.065cm" svg:x2="8.806cm" svg:y2="1.998cm"><text:p/></draw:line><draw:line draw:style-name="gr44" draw:text-style-name="P106" svg:x1="0.123cm" svg:y1="2.066cm" svg:x2="2.308cm" svg:y2="0.429cm"><text:p/></draw:line><draw:line draw:style-name="gr45" draw:text-style-name="P106" svg:x1="5.838cm" svg:y1="0.051cm" svg:x2="5.233cm" svg:y2="2.551cm"><text:p/></draw:line><draw:frame draw:style-name="gr46" draw:text-style-name="P103" svg:width="0.278cm" svg:height="0.428cm" svg:x="0cm" svg:y="2.067cm"><draw:text-box><text:p text:style-name="P90"><text:span text:style-name="T41">N</text:span></text:p></draw:text-box></draw:frame><draw:g draw:style-name="gr17"><draw:line draw:style-name="gr47" draw:text-style-name="P107" svg:x1="3.64cm" svg:y1="0.66cm" svg:x2="3.562cm" svg:y2="0.907cm"><text:p/></draw:line><draw:line draw:style-name="gr47" draw:text-style-name="P107" svg:x1="3.557cm" svg:y1="0.579cm" svg:x2="3.479cm" svg:y2="0.825cm"><text:p/></draw:line></draw:g><draw:g draw:style-name="gr17"><draw:line draw:style-name="gr47" draw:text-style-name="P107" svg:x1="7.254cm" svg:y1="1.519cm" svg:x2="7.176cm" svg:y2="1.766cm"><text:p/></draw:line><draw:line draw:style-name="gr47" draw:text-style-name="P107" svg:x1="7.171cm" svg:y1="1.438cm" svg:x2="7.093cm" svg:y2="1.684cm"><text:p/></draw:line></draw:g></draw:g></text:span></text:h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En justifiant ta réponse, indique ce que représente la droite (HE) pour le segment [CI].</text:span></text:h>
            </text:list-item>
          </text:list>
        </text:list-item>
      </text:list>
      <text:p text:style-name="P78"><text:span text:style-name="_5f_pointillés_20_gris"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En justifiant ta réponse, que peux tu dire des longueurs CE et EI.</text:span></text:h>
            </text:list-item>
          </text:list>
        </text:list-item>
      </text:list>
      <text:p text:style-name="P78"><text:span text:style-name="_5f_pointillés_20_gris"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En justifiant ta réponse, précise la nature du triangle CEI.</text:span></text:h>
            </text:list-item>
          </text:list>
        </text:list-item>
      </text:list>
      <text:p text:style-name="P78"><text:span text:style-name="_5f_pointillés_20_gris"><text:tab/><text:line-break/><text:tab/></text:span></text:p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Trace la hauteur du triangle CIN issue de N. Elle coupe la droite (CI) en S.</text:span></text:h>
            </text:list-item>
            <text:list-item>
              <text:h text:style-name="P79" text:outline-level="2"><text:span text:style-name="_5f_Caractères">En justifiant ta réponse, que peux-tu dire des droites (NS) et (HE).</text:span></text:h>
            </text:list-item>
          </text:list>
        </text:list-item>
      </text:list>
      <text:p text:style-name="P78"><text:span text:style-name="_5f_pointillés_20_gris"><text:tab/><text:line-break/><text:tab/></text:span></text:p>
      <text:list text:continue-numbering="true" text:style-name="_5f_Numérotation_20_des_20_exercices">
        <text:list-item>
          <text:h text:style-name="P83" text:outline-level="1"><text:soft-page-break/><text:span text:style-name="_5f_Caractères">Trace les hauteurs des triangles suivants.</text:span></text:h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79" text:outline-level="2"><draw:g text:anchor-type="paragraph" draw:z-index="143" draw:name="Forme 53" draw:style-name="gr11"><draw:frame draw:style-name="gr12" draw:text-style-name="P91" svg:width="0.246cm" svg:height="0.414cm" svg:x="1.974cm" svg:y="2.606cm"><draw:text-box><text:p text:style-name="P90"><text:span text:style-name="T36">A</text:span></text:p></draw:text-box></draw:frame><draw:frame draw:style-name="gr13" draw:text-style-name="P91" svg:width="0.251cm" svg:height="0.414cm" svg:x="4.613cm" svg:y="0.512cm"><draw:text-box><text:p text:style-name="P90"><text:span text:style-name="T36">C</text:span></text:p></draw:text-box></draw:frame><draw:frame draw:style-name="gr14" draw:text-style-name="P91" svg:width="0.246cm" svg:height="0.414cm" svg:x="6.65cm" svg:y="3.488cm"><draw:text-box><text:p text:style-name="P90"><text:span text:style-name="T36">B</text:span></text:p></draw:text-box></draw:frame><draw:polygon draw:style-name="gr15" draw:text-style-name="P92" svg:width="4.418cm" svg:height="3.072cm" svg:x="2.217cm" svg:y="0.8cm" svg:viewBox="0 0 4419 3073" draw:points="0,2304 2221,0 4419,3073"><text:p/></draw:polygon></draw:g><text:span text:style-name="_5f_Caractères"><text:s/></text:span></text:h>
                  </text:list-item>
                </text:list>
              </text:list-item>
            </text:list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h text:style-name="_5f_Paragraphe" text:outline-level="1"><text:span text:style-name="_5f_Caractères"/></text:h>
          </table:table-cell>
        </table:table-row>
        <table:table-row table:style-name="Tableau15.1">
          <table:table-cell table:style-name="Tableau1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79" text:outline-level="2"><draw:g text:anchor-type="paragraph" draw:z-index="135" draw:name="Forme 54" draw:style-name="gr48"><draw:frame draw:style-name="gr57" draw:text-style-name="P112" svg:width="0.343cm" svg:height="0.593cm" svg:x="4.398cm" svg:y="1.102cm"><draw:text-box><text:p text:style-name="P90"><text:span text:style-name="T36">D</text:span></text:p></draw:text-box></draw:frame><draw:line draw:style-name="gr58" draw:text-style-name="P100" svg:x1="7.786cm" svg:y1="3.936cm" svg:x2="1.728cm" svg:y2="2.693cm"><text:p/></draw:line><draw:line draw:style-name="gr58" draw:text-style-name="P100" svg:x1="1.728cm" svg:y1="2.698cm" svg:x2="4.206cm" svg:y2="1.695cm"><text:p/></draw:line><draw:line draw:style-name="gr58" draw:text-style-name="P100" svg:x1="4.206cm" svg:y1="1.695cm" svg:x2="7.786cm" svg:y2="3.941cm"><text:p/></draw:line><draw:frame draw:style-name="gr59" draw:text-style-name="P112" svg:width="0.271cm" svg:height="0.593cm" svg:x="7.74cm" svg:y="4.064cm"><draw:text-box><text:p text:style-name="P90"><text:span text:style-name="T36">F</text:span></text:p></draw:text-box></draw:frame><draw:frame draw:style-name="gr60" draw:text-style-name="P112" svg:width="0.301cm" svg:height="0.593cm" svg:x="1.429cm" svg:y="2.697cm"><draw:text-box><text:p text:style-name="P90"><text:span text:style-name="T36">E</text:span></text:p></draw:text-box></draw:frame></draw:g><text:span text:style-name="_5f_Caractères"><text:s/></text:span></text:h>
                  </text:list-item>
                </text:list>
              </text:list-item>
            </text:list>
          </table:table-cell>
        </table:table-row>
      </table:table>
      <text:h text:style-name="P76" text:outline-level="1"><text:span text:style-name="_5f_Caractères"/></text:h>
      <text:h text:style-name="P76" text:outline-level="1"><text:span text:style-name="_5f_Caractères_5f_gras"/></text:h>
      <text:list text:continue-numbering="true" text:style-name="_5f_Numérotation_20_des_20_exercices">
        <text:list-item>
          <text:h text:style-name="P82" text:outline-level="1"><text:span text:style-name="_5f_Caractères_5f_gras">Un sommet englouti</text:span></text:h>
        </text:list-item>
      </text:list>
      <text:h text:style-name="P76" text:outline-level="1"><text:span text:style-name="_5f_Caractères_5f_espacement_5f_-0_2c_1pt">Mamadou a tracé sur une feuille blanche un triangle ABC et le point R, milieu du segment [AC]. Son chien a dévoré la partie de la feuille contenant le point C. Il n'a pas eu le temps de placer le point S, milieu du segment [BC].</text:span></text:h>
      <text:h text:style-name="P76" text:outline-level="1"><text:span text:style-name="_5f_Caractères"/></text:h>
      <text:h text:style-name="P76" text:outline-level="1"><text:span text:style-name="_5f_Caractères"/></text:h>
      <text:h text:style-name="P76" text:outline-level="1"><text:span text:style-name="_5f_Caractères_5f_gras"/></text:h>
      <text:h text:style-name="P76" text:outline-level="1"><draw:g text:anchor-type="paragraph" draw:z-index="136" draw:name="Forme 63" draw:style-name="gr52"><draw:g draw:style-name="gr23"><draw:g draw:style-name="gr17"><draw:line draw:style-name="gr53" draw:text-style-name="P110" svg:x1="6.562cm" svg:y1="1.838cm" svg:x2="2.581cm" svg:y2="0.515cm"><text:p/></draw:line><draw:line draw:style-name="gr53" draw:text-style-name="P110" svg:x1="2.582cm" svg:y1="0.508cm" svg:x2="1.203cm" svg:y2="1.718cm"><text:p/></draw:line><draw:line draw:style-name="gr53" draw:text-style-name="P110" svg:x1="1.203cm" svg:y1="1.718cm" svg:x2="6.646cm" svg:y2="2.367cm"><text:p/></draw:line><draw:line draw:style-name="gr54" draw:text-style-name="P109" svg:x1="4.983cm" svg:y1="2.305cm" svg:x2="4.983cm" svg:y2="2.002cm"><text:p/></draw:line><draw:frame draw:style-name="gr55" draw:text-style-name="P111" svg:width="0.246cm" svg:height="0.415cm" svg:x="2.263cm" svg:y="0.109cm"><draw:text-box><text:p text:style-name="P90"><text:span text:style-name="T44">B</text:span></text:p></draw:text-box></draw:frame><draw:frame draw:style-name="gr55" draw:text-style-name="P111" svg:width="0.246cm" svg:height="0.415cm" svg:x="0.914cm" svg:y="1.605cm"><draw:text-box><text:p text:style-name="P90"><text:span text:style-name="T44">A</text:span></text:p></draw:text-box></draw:frame><draw:frame draw:style-name="gr56" draw:text-style-name="P111" svg:width="0.249cm" svg:height="0.415cm" svg:x="4.643cm" svg:y="2.173cm"><draw:text-box><text:p text:style-name="P90"><text:span text:style-name="T44">R</text:span></text:p></draw:text-box></draw:frame></draw:g></draw:g></draw:g><text:span text:style-name="_5f_Caractères_5f_gras"/></text:h>
      <text:h text:style-name="P76" text:outline-level="1"><text:span text:style-name="_5f_Caractères_5f_gras"/></text:h>
      <text:h text:style-name="P76" text:outline-level="1"><text:span text:style-name="_5f_Caractères_5f_gras"/></text:h>
      <text:list text:continue-numbering="true" text:style-name="_5f_Numérotation_20_des_20_exercices">
        <text:list-item>
          <text:list>
            <text:list-header>
              <text:h text:style-name="P80" text:outline-level="2"><text:span text:style-name="_5f_Caractères">Sans chercher à placer le point C, aide Mamadou à placer, sans mesurer, le point S en utilisant uniquement une règle et un compas.</text:span></text:h>
            </text:list-header>
          </text:list>
        </text:list-item>
        <text:list-item>
          <text:h text:style-name="P83" text:outline-level="1"><text:span text:style-name="_5f_Caractères"><text:span text:style-name="T34">Malo</text:span></text:span><text:span text:style-name="_5f_Caractères"> avait tracé un triangle AVU au crayon et les médiatrices de deux de ses côtés au stylo. Sa voisine Najat a effacé le triangle mais a laissé le point A et les deux médiatrices.</text:span></text:h>
        </text:list-item>
      </text:list>
      <text:h text:style-name="P76" text:outline-level="1"><text:span text:style-name="_5f_Caractères">En expliquant ta démarche, reconstruis le triangle </text:span><text:span text:style-name="_5f_Caractères"><text:span text:style-name="T34">de Malo</text:span></text:span><text:span text:style-name="_5f_Caractères">.</text:span></text:h>
      <text:p text:style-name="P78"><draw:g text:anchor-type="paragraph" draw:z-index="137" draw:name="Forme 64" draw:style-name="gr48"><draw:frame draw:style-name="gr49" draw:text-style-name="P108" svg:width="0.288cm" svg:height="0.493cm" svg:x="2.302cm" svg:y="0.087cm"><draw:text-box><text:p text:style-name="P90"><text:span text:style-name="T43">A</text:span></text:p></draw:text-box></draw:frame><draw:line draw:style-name="gr50" draw:text-style-name="P109" svg:x1="4.837cm" svg:y1="-0.093cm" svg:x2="4.327cm" svg:y2="3.664cm"><text:p/></draw:line><draw:line draw:style-name="gr50" draw:text-style-name="P109" svg:x1="1.376cm" svg:y1="2.11cm" svg:x2="7.326cm" svg:y2="0.635cm"><text:p/></draw:line><draw:line draw:style-name="gr51" draw:text-style-name="P109" svg:x1="2.041cm" svg:y1="0.732cm" svg:x2="2.239cm" svg:y2="0.531cm"><text:p/></draw:line><draw:line draw:style-name="gr51" draw:text-style-name="P109" svg:x1="2.046cm" svg:y1="0.531cm" svg:x2="2.242cm" svg:y2="0.732cm"><text:p/></draw:line></draw:g><text:span text:style-name="_5f_pointillés_20_gris"><text:tab/><text:line-break/></text:span><text:span text:style-name="_5f_pointillés_20_gris"><text:span text:style-name="T34"><text:tab/><text:line-break/><text:tab/><text:line-break/><text:tab/><text:line-break/><text:tab/><text:line-break/><text:tab/></text:span></text:span></text:p>
      <text:list text:continue-numbering="true" text:style-name="_5f_Numérotation_20_des_20_exercices">
        <text:list-item>
          <text:h text:style-name="P82" text:outline-level="1"><text:span text:style-name="_5f_Caractères_5f_gras">Avec un logiciel de géométrie dynamique </text:span></text:h>
          <text:list>
            <text:list-item>
              <text:h text:style-name="P79" text:outline-level="2"><text:span text:style-name="_5f_Caractères"><text:span text:style-name="T34">Sur une feuille, t</text:span></text:span><text:span text:style-name="_5f_Caractères">race un triangle EPA et ses trois hauteurs concourantes en H.</text:span></text:h>
            </text:list-item>
            <text:list-item>
              <text:h text:style-name="P80" text:outline-level="2"><text:span text:style-name="_5f_Caractères">En déplaçant un des sommets du triangle EPA, observe la position du point H. <text:line-break/>Que remarques-tu ? </text:span></text:h>
            </text:list-item>
          </text:list>
        </text:list-item>
      </text:list>
      <text:p text:style-name="P78"><text:span text:style-name="_5f_pointillés_20_gris"><text:tab/><text:line-break/></text:span><text:span text:style-name="_5f_pointillés_20_gris"><text:span text:style-name="T34"><text:tab/><text:line-break/><text:tab/></text:span></text:span></text:p>
      <text:list text:continue-numbering="true" text:style-name="_5f_Numérotation_20_des_20_exercices">
        <text:list-item>
          <text:list>
            <text:list-item>
              <text:h text:style-name="P79" text:outline-level="2"><text:span text:style-name="_5f_Caractères">Nomme les trois hauteurs du triangle EPH. </text:span></text:h>
            </text:list-item>
          </text:list>
        </text:list-item>
      </text:list>
      <text:p text:style-name="P78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Réponse_5f_Elève_5f_numéroté"><text:span text:style-name="_5f_Caractères">En quel point se coupent-elles ? </text:span><text:span text:style-name="_5f_pointillés_20_gris"><text:tab/></text:span></text:p>
            </text:list-item>
            <text:list-item>
              <text:h text:style-name="P79" text:outline-level="2"><text:span text:style-name="_5f_Caractères">Nomme les trois hauteurs du triangle PAH. </text:span></text:h>
            </text:list-item>
          </text:list>
        </text:list-item>
      </text:list>
      <text:p text:style-name="P78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_5f_Paragraphe_5f_Réponse_5f_Elève_5f_numéroté"><text:span text:style-name="_5f_Caractères">En quel point se coupent-elles ? </text:span><text:span text:style-name="_5f_pointillés_20_gris"><text:tab/></text:span></text:p>
            </text:list-item>
            <text:list-item>
              <text:h text:style-name="P79" text:outline-level="2"><text:span text:style-name="_5f_Caractères">Nomme les trois hauteurs du triangle AEH. </text:span></text:h>
            </text:list-item>
          </text:list>
        </text:list-item>
      </text:list>
      <text:p text:style-name="P78"><text:span text:style-name="_5f_pointillés_20_gris"><text:tab/></text:span></text:p>
      <text:p text:style-name="P77"><text:span text:style-name="_5f_Caractères">En quel point se coupent-elles ? </text:span><text:span text:style-name="_5f_pointillés_20_gris"><text:tab/></text:span></text:p>
      <text:list text:style-name="liste_5f_abc">
        <text:list-header>
          <text:p text:style-name="P37"><text:span text:style-name="_5f_pointillés_20_gris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01cm" draw:dots2="1" draw:dots2-length="0.001cm" draw:distance="0.001cm"/>
    <draw:stroke-dash draw:name="Dashed_20__28_var_29__20_6285" draw:display-name="Dashed (var) 6285" draw:style="rect" draw:dots1="1" draw:dots1-length="0.001cm" draw:dots2="1" draw:dots2-length="0.001cm" draw:distance="0.001cm"/>
    <draw:stroke-dash draw:name="Dashed_20__28_var_29__20_6286" draw:display-name="Dashed (var) 6286" draw:style="rect" draw:dots1="1" draw:dots1-length="0.001cm" draw:dots2="1" draw:dots2-length="0.001cm" draw:distance="0.00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321" draw:display-name="Dashed (var) 6321" draw:style="rect" draw:dots1="1" draw:dots1-length="0.006cm" draw:dots2="1" draw:dots2-length="0.006cm" draw:distance="0.006cm"/>
    <draw:stroke-dash draw:name="Dashed_20__28_var_29__20_6322" draw:display-name="Dashed (var) 6322" draw:style="rect" draw:dots1="1" draw:dots1-length="0.006cm" draw:dots2="1" draw:dots2-length="0.006cm" draw:distance="0.006cm"/>
    <draw:stroke-dash draw:name="Dashed_20__28_var_29__20_6323" draw:display-name="Dashed (var) 6323" draw:style="rect" draw:dots1="1" draw:dots1-length="0.006cm" draw:dots2="1" draw:dots2-length="0.006cm" draw:distance="0.006cm"/>
    <draw:stroke-dash draw:name="Dashed_20__28_var_29__20_6324" draw:display-name="Dashed (var) 6324" draw:style="rect" draw:dots1="1" draw:dots1-length="0.006cm" draw:dots2="1" draw:dots2-length="0.006cm" draw:distance="0.006cm"/>
    <draw:stroke-dash draw:name="Dashed_20__28_var_29__20_6325" draw:display-name="Dashed (var) 6325" draw:style="rect" draw:dots1="1" draw:dots1-length="0.006cm" draw:dots2="1" draw:dots2-length="0.006cm" draw:distance="0.006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3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20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20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20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20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20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20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20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20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20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20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91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5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7" draw:name="Ligne_Entete_Impair_Mesures_2col" draw:style-name="Mgr3" draw:text-style-name="MP3" svg:x1="16.023cm" svg:y1="0.36cm" svg:x2="20.496cm" svg:y2="0.36cm"><text:p/></draw:line><draw:line text:anchor-type="paragraph" draw:z-index="129" draw:name="Ligne_Verticale_Impair_Mesures_2col" draw:style-name="Mgr3" draw:text-style-name="MP3" svg:x1="9.477cm" svg:y1="1.979cm" svg:x2="9.477cm" svg:y2="27.016cm"><text:p/></draw:line><draw:g text:anchor-type="paragraph" draw:z-index="15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92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i</text:span><text:span text:style-name="MT1">e </text:span></text:p></draw:text-box></draw:frame><draw:line text:anchor-type="paragraph" draw:z-index="108" draw:name="Ligne_Entete_Pair_Mesures_2col" draw:style-name="Mgr3" draw:text-style-name="MP3" svg:x1="16.023cm" svg:y1="0.36cm" svg:x2="20.496cm" svg:y2="0.36cm"><text:p/></draw:line><draw:line text:anchor-type="paragraph" draw:z-index="130" draw:name="Ligne_Verticale_Pair_Mesures_2col" draw:style-name="Mgr3" draw:text-style-name="MP3" svg:x1="9.502cm" svg:y1="2.046cm" svg:x2="9.502cm" svg:y2="27.083cm"><text:p/></draw:line><draw:g text:anchor-type="paragraph" draw:z-index="16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89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3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5" draw:name="Ligne_Entete_Impair_Mesures_1col" draw:style-name="Mgr3" draw:text-style-name="MP3" svg:x1="16.023cm" svg:y1="0.36cm" svg:x2="20.496cm" svg:y2="0.36cm"><text:p/></draw:line><draw:g text:anchor-type="paragraph" draw:z-index="13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90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4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6" draw:name="Ligne_Entete_Pair_Mesures_1col" draw:style-name="Mgr3" draw:text-style-name="MP3" svg:x1="16.023cm" svg:y1="0.36cm" svg:x2="20.496cm" svg:y2="0.36cm"><text:p/></draw:line><draw:g text:anchor-type="paragraph" draw:z-index="14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76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7" draw:name="Ligne_Entete_Impair_Donnees_2col" draw:style-name="Mgr7" draw:text-style-name="MP3" svg:x1="16.023cm" svg:y1="0.36cm" svg:x2="20.496cm" svg:y2="0.36cm"><text:p/></draw:line><draw:line text:anchor-type="paragraph" draw:z-index="127" draw:name="Ligne_Verticale_Impair_Donnees_2col" draw:style-name="Mgr7" draw:text-style-name="MP3" svg:x1="9.477cm" svg:y1="2.007cm" svg:x2="9.477cm" svg:y2="27.044cm"><text:p/></draw:line><draw:g text:anchor-type="paragraph" draw:z-index="9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51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8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8" draw:name="Ligne_Entete_Pair_Donnees_2col" draw:style-name="Mgr7" draw:text-style-name="MP3" svg:x1="16.023cm" svg:y1="0.36cm" svg:x2="20.496cm" svg:y2="0.36cm"><text:p/></draw:line><draw:line text:anchor-type="paragraph" draw:z-index="128" draw:name="Ligne_Verticale_Pair_Donnees_2col" draw:style-name="Mgr7" draw:text-style-name="MP3" svg:x1="9.533cm" svg:y1="1.949cm" svg:x2="9.533cm" svg:y2="26.986cm"><text:p/></draw:line><draw:g text:anchor-type="paragraph" draw:z-index="12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0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2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6" draw:name="Ligne_Entete_Impair_Donnees_1col" draw:style-name="Mgr7" draw:text-style-name="MP3" svg:x1="16.023cm" svg:y1="0.36cm" svg:x2="20.496cm" svg:y2="0.36cm"><text:p/></draw:line><draw:g text:anchor-type="paragraph" draw:z-index="10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71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3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5" draw:name="Ligne_Entete_Pair_Donnees_1col" draw:style-name="Mgr7" draw:text-style-name="MP3" svg:x1="16.023cm" svg:y1="0.36cm" svg:x2="20.496cm" svg:y2="0.36cm"><text:p/></draw:line><draw:g text:anchor-type="paragraph" draw:z-index="11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2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8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4</text:span></text:p></draw:text-box></draw:frame><draw:line text:anchor-type="paragraph" draw:z-index="83" draw:name="Ligne_Entete_Impair_Geometrie_2col" draw:style-name="Mgr10" draw:text-style-name="MP3" svg:x1="55.598cm" svg:y1="0.36cm" svg:x2="45.884cm" svg:y2="0.36cm"><text:p/></draw:line><draw:line text:anchor-type="paragraph" draw:z-index="125" draw:name="Ligne_Verticale_Impair_Geometrie_2col" draw:style-name="Mgr10" draw:text-style-name="MP3" svg:x1="9.477cm" svg:y1="1.949cm" svg:x2="9.477cm" svg:y2="26.986cm"><text:p/></draw:line><draw:g text:anchor-type="paragraph" draw:z-index="7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Médiatrices et hauteurs</text:span></text:p>
      </style:header>
      <style:header-left>
        <text:p text:style-name="MP25"><draw:path text:anchor-type="paragraph" draw:z-index="2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9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84" draw:name="Ligne_Entete_Pair_Geometrie_2col" draw:style-name="Mgr10" draw:text-style-name="MP3" svg:x1="55.598cm" svg:y1="0.36cm" svg:x2="45.768cm" svg:y2="0.36cm"><text:p/></draw:line><draw:line text:anchor-type="paragraph" draw:z-index="126" draw:name="Ligne_Verticale_Pair_Geometrie_2col" draw:style-name="Mgr10" draw:text-style-name="MP3" svg:x1="9.477cm" svg:y1="2.028cm" svg:x2="9.477cm" svg:y2="27.065cm"><text:p/></draw:line><draw:g text:anchor-type="paragraph" draw:z-index="8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Médiatrices et hauteur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74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75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64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2" draw:name="Ligne_Entete_Impair_Geometrie_1col" draw:style-name="Mgr10" draw:text-style-name="MP3" svg:x1="16.023cm" svg:y1="0.36cm" svg:x2="20.496cm" svg:y2="0.36cm"><text:p/></draw:line><draw:g text:anchor-type="paragraph" draw:z-index="5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65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Geometrie_1col" draw:style-name="Mgr10" draw:text-style-name="MP3" svg:x1="16.023cm" svg:y1="0.36cm" svg:x2="20.496cm" svg:y2="0.36cm"><text:p/></draw:line><draw:g text:anchor-type="paragraph" draw:z-index="6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52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Numerique_2col" draw:style-name="Mgr14" draw:text-style-name="MP3" svg:x1="16.023cm" svg:y1="0.36cm" svg:x2="20.496cm" svg:y2="0.36cm"><text:p/></draw:line><draw:line text:anchor-type="paragraph" draw:z-index="57" draw:name="Ligne_Verticale_Impair_Numerique_2col" draw:style-name="Mgr14" draw:text-style-name="MP3" svg:x1="9.477cm" svg:y1="2.007cm" svg:x2="9.477cm" svg:y2="27.044cm"><text:p/></draw:line><draw:g text:anchor-type="paragraph" draw:z-index="3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54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Numerique_2col" draw:style-name="Mgr14" draw:text-style-name="MP3" svg:x1="16.023cm" svg:y1="0.36cm" svg:x2="20.496cm" svg:y2="0.36cm"><text:p/></draw:line><draw:line text:anchor-type="paragraph" draw:z-index="58" draw:name="Ligne_Verticale_Pair_Numerique_2col" draw:style-name="Mgr14" draw:text-style-name="MP3" svg:x1="9.477cm" svg:y1="2.007cm" svg:x2="9.477cm" svg:y2="27.044cm"><text:p/></draw:line><draw:g text:anchor-type="paragraph" draw:z-index="4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8:54:54.975000000</meta:creation-date>
    <meta:initial-creator>M. KHARROUBI</meta:initial-creator>
    <meta:editing-duration>PT25M2S</meta:editing-duration>
    <meta:editing-cycles>10</meta:editing-cycles>
    <meta:generator>LibreOffice/7.6.1.2$Linux_X86_64 LibreOffice_project/f5defcebd022c5bc36bbb79be232cb6926d8f674</meta:generator>
    <dc:date>2024-07-04T09:18:17.411708758</dc:date>
    <meta:document-statistic meta:table-count="1" meta:image-count="0" meta:object-count="0" meta:page-count="2" meta:paragraph-count="178" meta:word-count="665" meta:character-count="3763" meta:non-whitespace-character-count="3163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